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1.024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2.167cm"/>
    </style:style>
    <style:style style:name="gr3" style:family="graphic" style:parent-style-name="standard">
      <style:graphic-properties draw:stroke="solid" svg:stroke-color="#000000" draw:fill="solid" draw:fill-color="#ffe5bf" draw:auto-grow-height="true" draw:fit-to-contour="false" fo:min-height="0.127cm" fo:padding-top="0.127cm" fo:padding-bottom="0.127cm" fo:padding-left="0.254cm" fo:padding-right="0.254cm"/>
    </style:style>
    <style:style style:name="gr4" style:family="graphic" style:parent-style-name="standard">
      <style:graphic-properties draw:stroke="solid" svg:stroke-color="#000000" draw:fill="solid" draw:fill-color="#ffe5bf" draw:auto-grow-height="true" draw:fit-to-contour="false" fo:min-height="0.254cm" fo:padding-top="0.127cm" fo:padding-bottom="0.127cm" fo:padding-left="0.254cm" fo:padding-right="0.254cm"/>
    </style:style>
    <style:style style:name="gr5" style:family="graphic" style:parent-style-name="standard">
      <style:graphic-properties draw:stroke="solid" svg:stroke-color="#000000" draw:fill="solid" draw:fill-color="#ffe5bf" draw:auto-grow-height="true" draw:fit-to-contour="false" fo:min-height="0cm" fo:padding-top="0.127cm" fo:padding-bottom="0.127cm" fo:padding-left="0.254cm" fo:padding-right="0.254cm"/>
    </style:style>
    <style:style style:name="gr6" style:family="graphic" style:parent-style-name="standard">
      <style:graphic-properties draw:stroke="solid" svg:stroke-color="#000000" draw:fill="solid" draw:fill-color="#ffe5bf" draw:auto-grow-height="true" draw:fit-to-contour="false" fo:min-height="0.381cm" fo:padding-top="0.127cm" fo:padding-bottom="0.127cm" fo:padding-left="0.254cm" fo:padding-right="0.254cm"/>
    </style:style>
    <style:style style:name="gr7" style:family="graphic" style:parent-style-name="standard">
      <style:graphic-properties draw:stroke="solid" svg:stroke-color="#000000" draw:fill="solid" draw:fill-color="#ffe5bf" draw:auto-grow-height="true" draw:fit-to-contour="false" fo:min-height="0.711cm" fo:padding-top="0.127cm" fo:padding-bottom="0.127cm" fo:padding-left="0.254cm" fo:padding-right="0.254cm"/>
    </style:style>
    <style:style style:name="gr8" style:family="graphic" style:parent-style-name="standard">
      <style:graphic-properties draw:stroke="solid" svg:stroke-color="#000000" draw:fill="solid" draw:fill-color="#ffe5bf" draw:auto-grow-height="true" draw:fit-to-contour="false" fo:min-height="0.815cm" fo:padding-top="0.127cm" fo:padding-bottom="0.127cm" fo:padding-left="0.254cm" fo:padding-right="0.254cm"/>
    </style:style>
    <style:style style:name="gr9" style:family="graphic" style:parent-style-name="standard">
      <style:graphic-properties draw:stroke="solid" svg:stroke-color="#000000" draw:fill="solid" draw:fill-color="#ffe5bf" draw:auto-grow-height="true" draw:fit-to-contour="false" fo:min-height="0.551cm" fo:padding-top="0.127cm" fo:padding-bottom="0.127cm" fo:padding-left="0.254cm" fo:padding-right="0.254cm"/>
    </style:style>
    <style:style style:name="gr10" style:family="graphic" style:parent-style-name="standard">
      <style:graphic-properties draw:stroke="dash" draw:stroke-dash="Ultrafine_20_dotted" svg:stroke-width="0.051cm" svg:stroke-color="#999999" draw:marker-start="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1" style:family="graphic" style:parent-style-name="standard">
      <style:graphic-properties draw:stroke="dash" draw:stroke-dash="Dashed_20__28_var_29_" svg:stroke-width="0.051cm" draw:marker-start="Arrow_20_concave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="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3" style:family="graphic" style:parent-style-name="standard">
      <style:graphic-properties draw:stroke="dash" draw:stroke-dash="Ultrafine_20_dotted" svg:stroke-width="0.051cm" svg:stroke-color="#999999" draw:marker-start="Arrow_20_concave" draw:marker-start-width="0.254cm" draw:marker-end="" draw:marker-end-width="0.254cm" draw:textarea-vertical-align="middle" draw:fit-to-contour="false" fo:padding-top="0.025cm" fo:padding-bottom="0.025cm" fo:padding-left="0.025cm" fo:padding-right="0.025cm"/>
    </style:style>
    <style:style style:name="gr14" style:family="graphic" style:parent-style-name="standard">
      <style:graphic-properties draw:stroke="dash" draw:stroke-dash="Ultrafine_20_dotted" svg:stroke-width="0.051cm" svg:stroke-color="#999999" draw:marker-start="Arrow_20_concave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5" style:family="graphic" style:parent-style-name="standard">
      <style:graphic-properties svg:stroke-width="0.051cm" draw:marker-start="Arrow_20_concave" draw:marker-start-width="0.254cm" draw:marker-end="" draw:marker-end-width="0.254cm" draw:textarea-vertical-align="middle" draw:fit-to-contour="false" fo:padding-top="0.025cm" fo:padding-bottom="0.025cm" fo:padding-left="0.025cm" fo:padding-right="0.025cm"/>
    </style:style>
    <style:style style:name="gr16" style:family="graphic" style:parent-style-name="standard">
      <style:graphic-properties svg:stroke-width="0.051cm" draw:marker-start="Arrow_20_concave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7" style:family="graphic" style:parent-style-name="standard">
      <style:graphic-properties draw:stroke="solid" svg:stroke-color="#000000" draw:fill="solid" draw:fill-color="#ff8080" draw:auto-grow-height="true" draw:fit-to-contour="false" fo:min-height="0.127cm" fo:padding-top="0.127cm" fo:padding-bottom="0.127cm" fo:padding-left="0.254cm" fo:padding-right="0.254cm"/>
    </style:style>
    <style:style style:name="gr18" style:family="graphic" style:parent-style-name="standard">
      <style:graphic-properties draw:stroke="solid" svg:stroke-color="#000000" draw:fill="solid" draw:fill-color="#ff8080" draw:auto-grow-height="true" draw:fit-to-contour="false" fo:min-height="0.254cm" fo:padding-top="0.127cm" fo:padding-bottom="0.127cm" fo:padding-left="0.254cm" fo:padding-right="0.254cm"/>
    </style:style>
    <style:style style:name="gr19" style:family="graphic" style:parent-style-name="standard">
      <style:graphic-properties draw:stroke="solid" svg:stroke-color="#000000" draw:fill="solid" draw:fill-color="#ff8080" draw:auto-grow-height="true" draw:fit-to-contour="false" fo:min-height="0cm" fo:padding-top="0.127cm" fo:padding-bottom="0.127cm" fo:padding-left="0.254cm" fo:padding-right="0.254cm"/>
    </style:style>
    <style:style style:name="gr20" style:family="graphic" style:parent-style-name="standard">
      <style:graphic-properties draw:stroke="solid" svg:stroke-color="#000000" draw:fill="solid" draw:fill-color="#ff8080" draw:auto-grow-height="true" draw:fit-to-contour="false" fo:min-height="0.356cm" fo:padding-top="0.127cm" fo:padding-bottom="0.127cm" fo:padding-left="0.254cm" fo:padding-right="0.254cm"/>
    </style:style>
    <style:style style:name="gr21" style:family="graphic" style:parent-style-name="standard">
      <style:graphic-properties draw:stroke="solid" svg:stroke-color="#000000" draw:fill="solid" draw:fill-color="#ff8080" draw:auto-grow-height="true" draw:fit-to-contour="false" fo:min-height="0.381cm" fo:padding-top="0.127cm" fo:padding-bottom="0.127cm" fo:padding-left="0.254cm" fo:padding-right="0.254cm"/>
    </style:style>
    <style:style style:name="gr22" style:family="graphic" style:parent-style-name="standard">
      <style:graphic-properties draw:stroke="solid" svg:stroke-color="#000000" draw:fill="solid" draw:fill-color="#ff8080" draw:auto-grow-height="true" draw:fit-to-contour="false" fo:min-height="0.711cm" fo:padding-top="0.127cm" fo:padding-bottom="0.127cm" fo:padding-left="0.254cm" fo:padding-right="0.254cm"/>
    </style:style>
    <style:style style:name="gr23" style:family="graphic" style:parent-style-name="standard">
      <style:graphic-properties draw:stroke="solid" svg:stroke-color="#000000" draw:fill="solid" draw:fill-color="#ff8080" draw:auto-grow-height="true" draw:fit-to-contour="false" fo:min-height="0.815cm" fo:padding-top="0.127cm" fo:padding-bottom="0.127cm" fo:padding-left="0.254cm" fo:padding-right="0.254cm"/>
    </style:style>
    <style:style style:name="gr24" style:family="graphic" style:parent-style-name="standard">
      <style:graphic-properties draw:stroke="solid" svg:stroke-color="#000000" draw:fill="solid" draw:fill-color="#ff8080" draw:auto-grow-height="true" draw:fit-to-contour="false" fo:min-height="0.635cm" fo:padding-top="0.127cm" fo:padding-bottom="0.127cm" fo:padding-left="0.254cm" fo:padding-right="0.254cm"/>
    </style:style>
    <style:style style:name="gr25" style:family="graphic" style:parent-style-name="standard">
      <style:graphic-properties draw:stroke="solid" svg:stroke-color="#000000" draw:fill="solid" draw:fill-color="#ff8080" draw:auto-grow-height="true" draw:fit-to-contour="false" fo:min-height="0.508cm" fo:padding-top="0.127cm" fo:padding-bottom="0.127cm" fo:padding-left="0.254cm" fo:padding-right="0.254cm"/>
    </style:style>
    <style:style style:name="gr26" style:family="graphic" style:parent-style-name="standard">
      <style:graphic-properties draw:stroke="dash" draw:stroke-dash="Ultrafine_20_dotted" svg:stroke-width="0.051cm" svg:stroke-color="#999999" draw:marker-start="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27" style:family="graphic" style:parent-style-name="standard">
      <style:graphic-properties draw:stroke="dash" draw:stroke-dash="Dashed_20__28_var_29_" svg:stroke-width="0.051cm" draw:marker-start="Arrow_20_concave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28" style:family="graphic" style:parent-style-name="standard">
      <style:graphic-properties svg:stroke-width="0.051cm" draw:marker-start="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29" style:family="graphic" style:parent-style-name="standard">
      <style:graphic-properties draw:stroke="dash" draw:stroke-dash="Ultrafine_20_dotted" svg:stroke-width="0.051cm" svg:stroke-color="#999999" draw:marker-start="Arrow_20_concave" draw:marker-start-width="0.254cm" draw:marker-end="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30" style:family="graphic" style:parent-style-name="standard">
      <style:graphic-properties draw:stroke="dash" draw:stroke-dash="Ultrafine_20_dotted" svg:stroke-width="0.051cm" svg:stroke-color="#999999" draw:marker-start="Arrow_20_concave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31" style:family="graphic" style:parent-style-name="standard">
      <style:graphic-properties svg:stroke-width="0.051cm" draw:marker-start="Arrow_20_concave" draw:marker-start-width="0.254cm" draw:marker-end="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32" style:family="graphic" style:parent-style-name="standard">
      <style:graphic-properties svg:stroke-width="0.051cm" draw:marker-start="Arrow_20_concave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33" style:family="graphic" style:parent-style-name="standard">
      <style:graphic-properties draw:stroke="none" svg:stroke-width="0.051cm" svg:stroke-color="#000000" draw:marker-start="Arrow_20_concave" draw:marker-start-width="0.254cm" draw:marker-end="Arrow_20_concave" draw:marker-end-width="0.254cm" draw:fill="none" draw:fill-color="#ffffff" draw:textarea-horizontal-align="left" draw:auto-grow-height="true" draw:auto-grow-width="true" draw:fit-to-contour="false" fo:min-height="0cm" fo:min-width="3.359cm" fo:padding-top="0cm" fo:padding-bottom="0cm" fo:padding-left="0cm" fo:padding-right="0cm"/>
    </style:style>
    <style:style style:name="gr34" style:family="graphic" style:parent-style-name="standard">
      <style:graphic-properties draw:stroke="none" svg:stroke-width="0.051cm" svg:stroke-color="#000000" draw:marker-start="Arrow_20_concave" draw:marker-start-width="0.254cm" draw:marker-end="Arrow_20_concave" draw:marker-end-width="0.254cm" draw:fill="none" draw:fill-color="#ffffff" draw:textarea-horizontal-align="left" draw:auto-grow-height="true" draw:auto-grow-width="true" draw:fit-to-contour="false" fo:min-height="0cm" fo:min-width="2.456cm" fo:padding-top="0cm" fo:padding-bottom="0cm" fo:padding-left="0cm" fo:padding-right="0cm"/>
    </style:style>
    <style:style style:name="gr35" style:family="graphic" style:parent-style-name="standard">
      <style:graphic-properties draw:stroke="solid" svg:stroke-color="#000000" draw:fill="solid" draw:fill-color="#ccffff" draw:auto-grow-height="true" draw:fit-to-contour="false" fo:min-height="0.815cm" fo:padding-top="0.127cm" fo:padding-bottom="0.127cm" fo:padding-left="0.254cm" fo:padding-right="0.254cm"/>
    </style:style>
    <style:style style:name="gr36" style:family="graphic" style:parent-style-name="standard">
      <style:graphic-properties draw:stroke="solid" svg:stroke-color="#000000" draw:fill="solid" draw:fill-color="#ffe5bf" draw:auto-grow-height="true" draw:fit-to-contour="false" fo:min-height="0.508cm" fo:padding-top="0.127cm" fo:padding-bottom="0.127cm" fo:padding-left="0.254cm" fo:padding-right="0.254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8" style:family="graphic" style:parent-style-name="standard">
      <style:graphic-properties draw:fill-color="#cccccc" draw:textarea-vertical-align="middle"/>
    </style:style>
    <style:style style:name="gr39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40" style:family="graphic" style:parent-style-name="standard">
      <style:graphic-properties svg:stroke-width="0.102cm" draw:marker-start-width="0.457cm" draw:marker-end-width="0.457cm" draw:textarea-vertical-align="middle" draw:auto-grow-height="false" fo:min-height="0.749cm" fo:min-width="0.499cm" fo:padding-top="0.176cm" fo:padding-bottom="0.176cm" fo:padding-left="0.301cm" fo:padding-right="0.301cm"/>
    </style:style>
    <style:style style:name="gr41" style:family="graphic" style:parent-style-name="standard">
      <style:graphic-properties svg:stroke-width="0.102cm" draw:marker-start-width="0.457cm" draw:marker-end-width="0.457cm" draw:fill-color="#47b8b8" draw:textarea-vertical-align="middle" draw:auto-grow-height="false" fo:min-height="0.749cm" fo:min-width="0.499cm" fo:padding-top="0.176cm" fo:padding-bottom="0.176cm" fo:padding-left="0.301cm" fo:padding-right="0.301cm"/>
    </style:style>
    <style:style style:name="gr42" style:family="graphic" style:parent-style-name="standard">
      <style:graphic-properties draw:stroke="dash" draw:stroke-dash="Dashed_20__28_var_29_" svg:stroke-width="0.051cm" draw:marker-start="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43" style:family="graphic" style:parent-style-name="standard">
      <style:graphic-properties draw:stroke="dash" draw:stroke-dash="Dashed_20__28_var_29_" svg:stroke-width="0.051cm" draw:marker-start="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10pt" style:font-size-complex="10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4cm" svg:height="0.607cm" svg:x="9.957cm" svg:y="15.04cm">
          <draw:text-box>
            <text:p text:style-name="P1">data</text:p>
          </draw:text-box>
        </draw:frame>
        <draw:frame draw:style-name="gr2" draw:text-style-name="P1" draw:layer="layout" svg:width="2.667cm" svg:height="0.607cm" svg:x="9.398cm" svg:y="14.278cm">
          <draw:text-box>
            <text:p text:style-name="P1">control/status</text:p>
          </draw:text-box>
        </draw:frame>
        <draw:frame draw:style-name="gr2" draw:text-style-name="P1" draw:layer="layout" svg:width="2.667cm" svg:height="0.607cm" svg:x="9.398cm" svg:y="13.516cm">
          <draw:text-box>
            <text:p text:style-name="P1">probe/results</text:p>
          </draw:text-box>
        </draw:frame>
        <draw:frame draw:style-name="gr3" draw:text-style-name="P2" draw:id="id9" draw:layer="layout" svg:width="2.475cm" svg:height="0.967cm" svg:x="2.584cm" svg:y="15.378cm">
          <draw:text-box draw:corner-radius="0.254cm">
            <text:p><text:span text:style-name="T1">replication control config</text:span></text:p>
          </draw:text-box>
        </draw:frame>
        <draw:frame draw:style-name="gr4" draw:text-style-name="P2" draw:id="id5" draw:layer="layout" svg:width="2.113cm" svg:height="0.967cm" svg:x="2.584cm" svg:y="14.117cm">
          <draw:text-box draw:corner-radius="0.254cm">
            <text:p><text:span text:style-name="T1">replication data config</text:span></text:p>
          </draw:text-box>
        </draw:frame>
        <draw:frame draw:style-name="gr5" draw:text-style-name="P2" draw:id="id3" draw:layer="layout" svg:width="1.143cm" svg:height="0.967cm" svg:x="2.64cm" svg:y="7.645cm">
          <draw:text-box draw:corner-radius="0.254cm">
            <text:p><text:span text:style-name="T1">CLI UI</text:span></text:p>
          </draw:text-box>
        </draw:frame>
        <draw:frame draw:style-name="gr5" draw:text-style-name="P2" draw:id="id13" draw:layer="layout" svg:width="1.905cm" svg:height="0.611cm" svg:x="8.066cm" svg:y="17.641cm">
          <draw:text-box draw:corner-radius="0.254cm">
            <text:p><text:span text:style-name="T1">database</text:span></text:p>
          </draw:text-box>
          <draw:glue-point draw:id="4" svg:x="-2.33cm" svg:y="-4.991cm"/>
          <draw:glue-point draw:id="5" svg:x="-2.33cm" svg:y="5.008cm"/>
          <draw:glue-point draw:id="6" svg:x="-2.33cm" svg:y="-4.991cm"/>
          <draw:glue-point draw:id="7" svg:x="2.556cm" svg:y="-4.991cm"/>
          <draw:glue-point draw:id="8" svg:x="2.498cm" svg:y="5.008cm"/>
        </draw:frame>
        <draw:frame draw:style-name="gr6" draw:text-style-name="P2" draw:id="id12" draw:layer="layout" svg:width="2.159cm" svg:height="0.967cm" svg:x="2.713cm" svg:y="23.606cm">
          <draw:text-box draw:corner-radius="0.254cm">
            <text:p><text:span text:style-name="T1">replication transport</text:span></text:p>
          </draw:text-box>
          <draw:glue-point draw:id="4" svg:x="3.047cm" svg:y="-4.994cm"/>
        </draw:frame>
        <draw:frame draw:style-name="gr6" draw:text-style-name="P2" draw:id="id15" draw:layer="layout" svg:width="2.159cm" svg:height="0.967cm" svg:x="4.572cm" svg:y="11.398cm">
          <draw:text-box draw:corner-radius="0.254cm">
            <text:p><text:span text:style-name="T1">active monitoring</text:span></text:p>
          </draw:text-box>
          <draw:glue-point draw:id="4" svg:x="5.002cm" svg:y="-2.13cm"/>
          <draw:glue-point draw:id="5" svg:x="5.002cm" svg:y="1.809cm"/>
        </draw:frame>
        <draw:frame draw:style-name="gr7" draw:text-style-name="P2" draw:id="id6" draw:layer="layout" svg:width="2.286cm" svg:height="0.967cm" svg:x="5.103cm" svg:y="20.816cm">
          <draw:text-box draw:corner-radius="0.254cm">
            <text:p><text:span text:style-name="T1">data transformer</text:span></text:p>
          </draw:text-box>
          <draw:glue-point draw:id="4" svg:x="-2.612cm" svg:y="-4.984cm"/>
          <draw:glue-point draw:id="5" svg:x="2.826cm" svg:y="-4.994cm"/>
          <draw:glue-point draw:id="6" svg:x="-2.612cm" svg:y="5.005cm"/>
          <draw:glue-point draw:id="7" svg:x="2.826cm" svg:y="5.005cm"/>
        </draw:frame>
        <draw:frame draw:style-name="gr6" draw:text-style-name="P2" draw:id="id2" draw:layer="layout" svg:width="2.413cm" svg:height="0.967cm" svg:x="4.445cm" svg:y="8.445cm">
          <draw:text-box draw:corner-radius="0.254cm">
            <text:p><text:span text:style-name="T1">GroundWork Monitor</text:span></text:p>
          </draw:text-box>
          <draw:glue-point draw:id="4" svg:x="3.141cm" svg:y="5.005cm"/>
          <draw:glue-point draw:id="5" svg:x="-2.858cm" svg:y="-4.994cm"/>
          <draw:glue-point draw:id="6" svg:x="2.896cm" svg:y="4.994cm"/>
          <draw:glue-point draw:id="7" svg:x="-5cm" svg:y="-2.109cm"/>
          <draw:glue-point draw:id="8" svg:x="-5cm" svg:y="1.83cm"/>
          <draw:glue-point draw:id="9" svg:x="5cm" svg:y="-2.109cm"/>
          <draw:glue-point draw:id="10" svg:x="5cm" svg:y="1.83cm"/>
          <draw:glue-point draw:id="11" svg:x="2.896cm" svg:y="-4.994cm"/>
          <draw:glue-point draw:id="12" svg:x="1.317cm" svg:y="-4.984cm"/>
          <draw:glue-point draw:id="13" svg:x="-0.787cm" svg:y="-4.984cm"/>
          <draw:glue-point draw:id="14" svg:x="1.313cm" svg:y="4.994cm"/>
        </draw:frame>
        <draw:frame draw:style-name="gr8" draw:text-style-name="P2" draw:id="id1" draw:layer="layout" svg:width="2.54cm" svg:height="1.069cm" svg:x="7.312cm" svg:y="9.793cm">
          <draw:text-box draw:corner-radius="0.254cm">
            <text:p><text:span text:style-name="T1">GroundWork Server</text:span></text:p>
          </draw:text-box>
        </draw:frame>
        <draw:frame draw:style-name="gr3" draw:text-style-name="P2" draw:id="id8" draw:layer="layout" svg:width="2.032cm" svg:height="0.967cm" svg:x="8.169cm" svg:y="12.25cm">
          <draw:text-box draw:corner-radius="0.254cm">
            <text:p><text:span text:style-name="T1">active heartbeat</text:span></text:p>
          </draw:text-box>
        </draw:frame>
        <draw:frame draw:style-name="gr7" draw:text-style-name="P2" draw:id="id11" draw:layer="layout" svg:width="2.032cm" svg:height="0.967cm" svg:x="8.439cm" svg:y="21.816cm">
          <draw:text-box draw:corner-radius="0.254cm">
            <text:p><text:span text:style-name="T1">slave data installer</text:span></text:p>
          </draw:text-box>
        </draw:frame>
        <draw:frame draw:style-name="gr5" draw:text-style-name="P2" draw:id="id4" draw:layer="layout" svg:width="3.683cm" svg:height="0.967cm" svg:x="5.667cm" svg:y="13.634cm">
          <draw:text-box draw:corner-radius="0.254cm">
            <text:p><text:span text:style-name="T1">replication state engine (master mode)</text:span></text:p>
          </draw:text-box>
          <draw:glue-point draw:id="4" svg:x="3.334cm" svg:y="5.005cm"/>
          <draw:glue-point draw:id="5" svg:x="3.334cm" svg:y="-4.994cm"/>
          <draw:glue-point draw:id="6" svg:x="-3.217cm" svg:y="-4.994cm"/>
          <draw:glue-point draw:id="7" svg:x="-2.574cm" svg:y="-0.31cm"/>
          <draw:glue-point draw:id="8" svg:x="-4.998cm" svg:y="-2.936cm"/>
          <draw:glue-point draw:id="9" svg:x="-4.998cm" svg:y="2.316cm"/>
          <draw:glue-point draw:id="10" svg:x="-1.493cm" svg:y="-4.994cm"/>
          <draw:glue-point draw:id="11" svg:x="-1.493cm" svg:y="-4.994cm"/>
          <draw:glue-point draw:id="12" svg:x="-1.493cm" svg:y="-4.994cm"/>
          <draw:glue-point draw:id="13" svg:x="-1.493cm" svg:y="-4.994cm"/>
          <draw:glue-point draw:id="14" svg:x="-1.493cm" svg:y="5.005cm"/>
          <draw:glue-point draw:id="15" svg:x="-3.217cm" svg:y="5.005cm"/>
          <draw:glue-point draw:id="16" svg:x="1.954cm" svg:y="5.005cm"/>
          <draw:glue-point draw:id="17" svg:x="1.954cm" svg:y="-4.994cm"/>
        </draw:frame>
        <draw:frame draw:style-name="gr9" draw:text-style-name="P2" draw:id="id14" draw:layer="layout" svg:width="2.032cm" svg:height="0.967cm" svg:x="4.63cm" svg:y="19.153cm">
          <draw:text-box draw:corner-radius="0.254cm">
            <text:p><text:span text:style-name="T1">transform config</text:span></text:p>
          </draw:text-box>
        </draw:frame>
        <draw:frame draw:style-name="gr7" draw:text-style-name="P2" draw:id="id10" draw:layer="layout" svg:width="2.032cm" svg:height="0.967cm" svg:x="7.874cm" svg:y="23.597cm">
          <draw:text-box draw:corner-radius="0.254cm">
            <text:p><text:span text:style-name="T1">static data sources</text:span></text:p>
          </draw:text-box>
          <draw:glue-point draw:id="4" svg:x="2.775cm" svg:y="-4.994cm"/>
          <draw:glue-point draw:id="5" svg:x="-2.632cm" svg:y="-4.994cm"/>
        </draw:frame>
        <draw:connector draw:style-name="gr10" draw:text-style-name="P1" draw:layer="layout" draw:type="curve" svg:x1="7.312cm" svg:y1="10.327cm" svg:x2="6.349cm" svg:y2="9.41cm" draw:start-shape="id1" draw:start-glue-point="3" draw:end-shape="id2" draw:end-glue-point="6" svg:d="m7312 10327c-642 0-963-305-963-917">
          <text:p/>
        </draw:connector>
        <draw:connector draw:style-name="gr11" draw:text-style-name="P1" draw:layer="layout" draw:type="curve" svg:x1="3.211cm" svg:y1="8.612cm" svg:x2="5.667cm" svg:y2="14.117cm" draw:start-shape="id3" draw:start-glue-point="2" draw:end-shape="id4" draw:end-glue-point="3" svg:d="m3211 8612c0 3670 818 5505 2456 5505">
          <text:p/>
        </draw:connector>
        <draw:connector draw:style-name="gr12" draw:text-style-name="P1" draw:layer="layout" draw:type="curve" svg:x1="4.697cm" svg:y1="14.6cm" svg:x2="5.668cm" svg:y2="14.34cm" draw:start-shape="id5" draw:start-glue-point="1" draw:end-shape="id4" draw:end-glue-point="9" svg:d="m4697 14600c727 0 242-260 971-260">
          <text:p/>
        </draw:connector>
        <draw:connector draw:style-name="gr11" draw:text-style-name="P1" draw:layer="layout" draw:type="curve" svg:x1="6.892cm" svg:y1="20.817cm" svg:x2="8.227cm" svg:y2="14.6cm" draw:start-shape="id6" draw:start-glue-point="5" draw:end-shape="id4" draw:end-glue-point="16" svg:d="m6892 20817c0-4662 1335-1554 1335-6217">
          <text:p/>
        </draw:connector>
        <draw:connector draw:style-name="gr13" draw:text-style-name="P1" draw:layer="layout" draw:type="curve" svg:x1="6.857cm" svg:y1="9.104cm" svg:x2="10.033cm" svg:y2="9.534cm" draw:start-shape="id2" draw:start-glue-point="10" draw:end-shape="id7" draw:end-glue-point="6" svg:d="m6857 9104c2383 0 796 430 3176 430">
          <text:p/>
        </draw:connector>
        <draw:connector draw:style-name="gr14" draw:text-style-name="P1" draw:layer="layout" draw:type="curve" svg:x1="8.169cm" svg:y1="12.733cm" svg:x2="7.508cm" svg:y2="13.634cm" draw:start-shape="id8" draw:start-glue-point="3" draw:end-shape="id4" draw:end-glue-point="0" svg:d="m8169 12733c-441 0-661 300-661 901">
          <text:p/>
        </draw:connector>
        <draw:connector draw:style-name="gr12" draw:text-style-name="P1" draw:layer="layout" draw:type="curve" svg:x1="5.059cm" svg:y1="15.861cm" svg:x2="6.324cm" svg:y2="14.6cm" draw:start-shape="id9" draw:start-glue-point="1" draw:end-shape="id4" draw:end-glue-point="15" svg:d="m5059 15861c844 0 1265-420 1265-1261">
          <text:p/>
        </draw:connector>
        <draw:connector draw:style-name="gr15" draw:text-style-name="P3" draw:layer="layout" draw:type="curve" svg:x1="9.453cm" svg:y1="23.598cm" svg:x2="9.455cm" svg:y2="22.783cm" draw:start-shape="id10" draw:start-glue-point="4" draw:end-shape="id11" draw:end-glue-point="2" svg:d="m9453 23598c0-612 2-205 2-815">
          <text:p/>
        </draw:connector>
        <draw:connector draw:style-name="gr11" draw:text-style-name="P3" draw:layer="layout" draw:type="curve" svg:x1="6.892cm" svg:y1="21.782cm" svg:x2="8.439cm" svg:y2="22.299cm" draw:start-shape="id6" draw:start-glue-point="7" draw:end-shape="id11" draw:end-glue-point="3" svg:d="m6892 21782c0 345 515 517 1547 517">
          <text:p/>
        </draw:connector>
        <draw:connector draw:style-name="gr16" draw:text-style-name="P1" draw:layer="layout" draw:type="curve" svg:x1="5.103cm" svg:y1="21.299cm" svg:x2="4.449cm" svg:y2="23.607cm" draw:start-shape="id6" draw:start-glue-point="3" draw:end-shape="id12" draw:end-glue-point="4" svg:d="m5103 21299c-436 0-654 769-654 2308">
          <text:p/>
        </draw:connector>
        <draw:connector draw:style-name="gr11" draw:text-style-name="P1" draw:layer="layout" draw:type="curve" svg:x1="8.735cm" svg:y1="14.6cm" svg:x2="8.575cm" svg:y2="17.642cm" draw:start-shape="id4" draw:start-glue-point="4" draw:end-shape="id13" draw:end-glue-point="4" svg:d="m8735 14600c0 2281-160 761-160 3042">
          <text:p/>
        </draw:connector>
        <draw:connector draw:style-name="gr12" draw:text-style-name="P1" draw:layer="layout" draw:type="curve" svg:x1="5.646cm" svg:y1="20.12cm" svg:x2="5.649cm" svg:y2="20.818cm" draw:start-shape="id14" draw:start-glue-point="2" draw:end-shape="id6" draw:end-glue-point="4" svg:d="m5646 20120c0 522 3 173 3 698">
          <text:p/>
        </draw:connector>
        <draw:connector draw:style-name="gr14" draw:text-style-name="P1" draw:layer="layout" draw:type="curve" svg:x1="6.324cm" svg:y1="13.635cm" svg:x2="5.651cm" svg:y2="12.365cm" draw:start-shape="id4" draw:start-glue-point="6" draw:end-shape="id15" svg:d="m6324 13635c0-952-673-318-673-1270">
          <text:p/>
        </draw:connector>
        <draw:connector draw:style-name="gr10" draw:text-style-name="P3" draw:layer="layout" draw:type="curve" svg:x1="5.651cm" svg:y1="11.398cm" svg:x2="5.651cm" svg:y2="9.412cm" draw:start-shape="id15" draw:end-shape="id2" svg:d="m5651 11398v-1986">
          <text:p/>
        </draw:connector>
        <draw:connector draw:style-name="gr12" draw:text-style-name="P3" draw:layer="layout" draw:type="curve" svg:x1="8.356cm" svg:y1="23.598cm" svg:x2="6.246cm" svg:y2="21.783cm" draw:start-shape="id10" draw:start-glue-point="5" draw:end-shape="id6" draw:end-glue-point="2" svg:d="m8356 23598c0-1362-2110-455-2110-1815">
          <text:p/>
        </draw:connector>
        <draw:connector draw:style-name="gr16" draw:text-style-name="P1" draw:layer="layout" draw:type="curve" svg:x1="6.347cm" svg:y1="23.606cm" svg:x2="5.649cm" svg:y2="21.782cm" draw:start-shape="id16" draw:end-shape="id6" draw:end-glue-point="6" svg:d="m6347 23606c0-1366-698-455-698-1824">
          <text:p/>
        </draw:connector>
        <draw:frame draw:style-name="gr17" draw:text-style-name="P2" draw:id="id21" draw:layer="layout" svg:width="2.497cm" svg:height="0.967cm" svg:x="16.325cm" svg:y="15.378cm">
          <draw:text-box draw:corner-radius="0.254cm">
            <text:p><text:span text:style-name="T1">replication control config</text:span></text:p>
          </draw:text-box>
        </draw:frame>
        <draw:frame draw:style-name="gr18" draw:text-style-name="P2" draw:id="id24" draw:layer="layout" svg:width="2.146cm" svg:height="0.967cm" svg:x="16.676cm" svg:y="14.117cm">
          <draw:text-box draw:corner-radius="0.254cm">
            <text:p><text:span text:style-name="T1">replication data config</text:span></text:p>
          </draw:text-box>
        </draw:frame>
        <draw:frame draw:style-name="gr19" draw:text-style-name="P2" draw:id="id19" draw:layer="layout" svg:width="1.143cm" svg:height="0.967cm" svg:x="17.729cm" svg:y="7.645cm">
          <draw:text-box draw:corner-radius="0.254cm">
            <text:p><text:span text:style-name="T1">CLI UI</text:span></text:p>
          </draw:text-box>
        </draw:frame>
        <draw:frame draw:style-name="gr20" draw:text-style-name="P2" draw:id="id28" draw:layer="layout" svg:width="1.905cm" svg:height="0.611cm" svg:x="11.403cm" svg:y="17.641cm">
          <draw:text-box draw:corner-radius="0.254cm">
            <text:p><text:span text:style-name="T1">database</text:span></text:p>
          </draw:text-box>
          <draw:glue-point draw:id="4" svg:x="-2.188cm" svg:y="-4.991cm"/>
          <draw:glue-point draw:id="5" svg:x="2.556cm" svg:y="-4.991cm"/>
          <draw:glue-point draw:id="6" svg:x="-2.083cm" svg:y="4.975cm"/>
          <draw:glue-point draw:id="7" svg:x="2.556cm" svg:y="5.008cm"/>
        </draw:frame>
        <draw:frame draw:style-name="gr21" draw:text-style-name="P2" draw:id="id27" draw:layer="layout" svg:width="2.159cm" svg:height="0.967cm" svg:x="16.464cm" svg:y="23.606cm">
          <draw:text-box draw:corner-radius="0.254cm">
            <text:p><text:span text:style-name="T1">replication transport</text:span></text:p>
          </draw:text-box>
          <draw:glue-point draw:id="4" svg:x="-2.408cm" svg:y="-4.994cm"/>
        </draw:frame>
        <draw:frame draw:style-name="gr21" draw:text-style-name="P2" draw:id="id30" draw:layer="layout" svg:width="2.159cm" svg:height="0.967cm" svg:x="14.759cm" svg:y="11.398cm">
          <draw:text-box draw:corner-radius="0.254cm">
            <text:p><text:span text:style-name="T1">active monitoring</text:span></text:p>
          </draw:text-box>
          <draw:glue-point draw:id="4" svg:x="-4.997cm" svg:y="-2.13cm"/>
          <draw:glue-point draw:id="5" svg:x="-4.997cm" svg:y="1.809cm"/>
        </draw:frame>
        <draw:frame draw:style-name="gr22" draw:text-style-name="P2" draw:id="id22" draw:layer="layout" svg:width="2.286cm" svg:height="0.967cm" svg:x="13.974cm" svg:y="20.816cm">
          <draw:text-box draw:corner-radius="0.254cm">
            <text:p><text:span text:style-name="T1">data transformer</text:span></text:p>
          </draw:text-box>
          <draw:glue-point draw:id="4" svg:x="2.624cm" svg:y="-4.994cm"/>
          <draw:glue-point draw:id="5" svg:x="-2.559cm" svg:y="-4.984cm"/>
          <draw:glue-point draw:id="6" svg:x="-2.559cm" svg:y="5.005cm"/>
          <draw:glue-point draw:id="7" svg:x="2.624cm" svg:y="5.005cm"/>
        </draw:frame>
        <draw:frame draw:style-name="gr21" draw:text-style-name="P2" draw:id="id18" draw:layer="layout" svg:width="2.413cm" svg:height="0.967cm" svg:x="14.632cm" svg:y="8.445cm">
          <draw:text-box draw:corner-radius="0.254cm">
            <text:p><text:span text:style-name="T1">GroundWork Monitor</text:span></text:p>
          </draw:text-box>
          <draw:glue-point draw:id="4" svg:x="-2.814cm" svg:y="5.005cm"/>
          <draw:glue-point draw:id="5" svg:x="3.185cm" svg:y="-4.994cm"/>
          <draw:glue-point draw:id="6" svg:x="5cm" svg:y="1.83cm"/>
          <draw:glue-point draw:id="7" svg:x="5cm" svg:y="-2.109cm"/>
          <draw:glue-point draw:id="8" svg:x="-5cm" svg:y="-2.109cm"/>
          <draw:glue-point draw:id="9" svg:x="-5cm" svg:y="1.83cm"/>
          <draw:glue-point draw:id="10" svg:x="-2.892cm" svg:y="-4.994cm"/>
          <draw:glue-point draw:id="11" svg:x="-0.787cm" svg:y="-4.994cm"/>
          <draw:glue-point draw:id="12" svg:x="1.317cm" svg:y="-4.994cm"/>
          <draw:glue-point draw:id="13" svg:x="-1.425cm" svg:y="5.005cm"/>
        </draw:frame>
        <draw:frame draw:style-name="gr23" draw:text-style-name="P2" draw:id="id17" draw:layer="layout" svg:width="2.54cm" svg:height="1.069cm" svg:x="11.738cm" svg:y="9.793cm">
          <draw:text-box draw:corner-radius="0.254cm">
            <text:p><text:span text:style-name="T1">GroundWork Server</text:span></text:p>
          </draw:text-box>
        </draw:frame>
        <draw:frame draw:style-name="gr17" draw:text-style-name="P2" draw:id="id23" draw:layer="layout" svg:width="2.032cm" svg:height="0.967cm" svg:x="11.252cm" svg:y="12.25cm">
          <draw:text-box draw:corner-radius="0.254cm">
            <text:p><text:span text:style-name="T1">active heartbeat</text:span></text:p>
          </draw:text-box>
        </draw:frame>
        <draw:frame draw:style-name="gr24" draw:text-style-name="P2" draw:id="id26" draw:layer="layout" svg:width="2.038cm" svg:height="0.967cm" svg:x="10.979cm" svg:y="21.816cm">
          <draw:text-box draw:corner-radius="0.254cm">
            <text:p><text:span text:style-name="T1">slave data installer</text:span></text:p>
          </draw:text-box>
        </draw:frame>
        <draw:frame draw:style-name="gr19" draw:text-style-name="P2" draw:id="id20" draw:layer="layout" svg:width="3.65cm" svg:height="0.967cm" svg:x="12.025cm" svg:y="13.634cm">
          <draw:text-box draw:corner-radius="0.254cm">
            <text:p><text:span text:style-name="T1">replication state engine (slave mode)</text:span></text:p>
          </draw:text-box>
          <draw:glue-point draw:id="4" svg:x="-3.35cm" svg:y="-4.984cm"/>
          <draw:glue-point draw:id="5" svg:x="-3.35cm" svg:y="4.994cm"/>
          <draw:glue-point draw:id="6" svg:x="3.608cm" svg:y="-4.994cm"/>
          <draw:glue-point draw:id="7" svg:x="5cm" svg:y="-2.936cm"/>
          <draw:glue-point draw:id="8" svg:x="5cm" svg:y="2.316cm"/>
          <draw:glue-point draw:id="9" svg:x="-1.61cm" svg:y="-4.984cm"/>
          <draw:glue-point draw:id="10" svg:x="1.868cm" svg:y="-4.984cm"/>
          <draw:glue-point draw:id="11" svg:x="-1.61cm" svg:y="5.005cm"/>
          <draw:glue-point draw:id="12" svg:x="1.868cm" svg:y="5.005cm"/>
          <draw:glue-point draw:id="13" svg:x="3.608cm" svg:y="5.005cm"/>
        </draw:frame>
        <draw:frame draw:style-name="gr22" draw:text-style-name="P2" draw:id="id29" draw:layer="layout" svg:width="2.032cm" svg:height="0.967cm" svg:x="14.701cm" svg:y="19.153cm">
          <draw:text-box draw:corner-radius="0.254cm">
            <text:p><text:span text:style-name="T1">transform config</text:span></text:p>
          </draw:text-box>
        </draw:frame>
        <draw:frame draw:style-name="gr25" draw:text-style-name="P2" draw:id="id25" draw:layer="layout" svg:width="2.038cm" svg:height="0.967cm" svg:x="11.479cm" svg:y="23.606cm">
          <draw:text-box draw:corner-radius="0.254cm">
            <text:p><text:span text:style-name="T1">static data sources</text:span></text:p>
          </draw:text-box>
          <draw:glue-point draw:id="4" svg:x="-2.453cm" svg:y="-4.994cm"/>
          <draw:glue-point draw:id="5" svg:x="2.841cm" svg:y="-4.994cm"/>
        </draw:frame>
        <draw:connector draw:style-name="gr26" draw:text-style-name="P1" draw:layer="layout" draw:type="curve" svg:x1="14.278cm" svg:y1="10.327cm" svg:x2="15.159cm" svg:y2="9.411cm" draw:start-shape="id17" draw:start-glue-point="1" draw:end-shape="id18" draw:end-glue-point="4" svg:d="m14278 10327c588 0 881-305 881-916">
          <text:p/>
        </draw:connector>
        <draw:connector draw:style-name="gr27" draw:text-style-name="P1" draw:layer="layout" draw:type="curve" svg:x1="18.3cm" svg:y1="8.612cm" svg:x2="15.675cm" svg:y2="14.117cm" draw:start-shape="id19" draw:start-glue-point="2" draw:end-shape="id20" draw:end-glue-point="1" svg:d="m18300 8612c0 3670-875 5505-2625 5505">
          <text:p/>
        </draw:connector>
        <draw:connector draw:style-name="gr28" draw:text-style-name="P1" draw:layer="layout" draw:type="curve" svg:x1="16.325cm" svg:y1="15.861cm" svg:x2="15.166cm" svg:y2="14.6cm" draw:start-shape="id21" draw:start-glue-point="3" draw:end-shape="id20" draw:end-glue-point="13" svg:d="m16325 15861c-773 0-1159-420-1159-1261">
          <text:p/>
        </draw:connector>
        <draw:connector draw:style-name="gr27" draw:text-style-name="P1" draw:layer="layout" draw:type="curve" svg:x1="14.533cm" svg:y1="20.818cm" svg:x2="13.263cm" svg:y2="14.6cm" draw:start-shape="id22" draw:start-glue-point="5" draw:end-shape="id20" draw:end-glue-point="11" svg:d="m14533 20818c0-4663-1270-1555-1270-6218">
          <text:p/>
        </draw:connector>
        <draw:connector draw:style-name="gr29" draw:text-style-name="P1" draw:layer="layout" draw:type="curve" svg:x1="14.632cm" svg:y1="9.104cm" svg:x2="11.557cm" svg:y2="9.527cm" draw:start-shape="id18" draw:start-glue-point="9" draw:end-shape="id7" draw:end-glue-point="7" svg:d="m14632 9104c-2305 0-768 423-3075 423">
          <text:p/>
        </draw:connector>
        <draw:connector draw:style-name="gr30" draw:text-style-name="P1" draw:layer="layout" draw:type="curve" svg:x1="13.284cm" svg:y1="12.733cm" svg:x2="13.85cm" svg:y2="13.634cm" draw:start-shape="id23" draw:start-glue-point="1" draw:end-shape="id20" draw:end-glue-point="0" svg:d="m13284 12733c378 0 566 300 566 901">
          <text:p/>
        </draw:connector>
        <draw:connector draw:style-name="gr28" draw:text-style-name="P1" draw:layer="layout" draw:type="curve" svg:x1="16.676cm" svg:y1="14.6cm" svg:x2="15.675cm" svg:y2="14.34cm" draw:start-shape="id24" draw:start-glue-point="3" draw:end-shape="id20" draw:end-glue-point="8" svg:d="m16676 14600c-750 0-250-260-1001-260">
          <text:p/>
        </draw:connector>
        <draw:connector draw:style-name="gr31" draw:text-style-name="P3" draw:layer="layout" draw:type="curve" svg:x1="11.999cm" svg:y1="23.607cm" svg:x2="11.998cm" svg:y2="22.783cm" draw:start-shape="id25" draw:start-glue-point="4" draw:end-shape="id26" draw:end-glue-point="2" svg:d="m11999 23607c0-618-1-206-1-824">
          <text:p/>
        </draw:connector>
        <draw:connector draw:style-name="gr27" draw:text-style-name="P3" draw:layer="layout" draw:type="curve" svg:x1="14.533cm" svg:y1="21.782cm" svg:x2="13.017cm" svg:y2="22.299cm" draw:start-shape="id22" draw:start-glue-point="6" draw:end-shape="id26" draw:end-glue-point="1" svg:d="m14533 21782c0 345-505 517-1516 517">
          <text:p/>
        </draw:connector>
        <draw:connector draw:style-name="gr32" draw:text-style-name="P1" draw:layer="layout" draw:type="curve" svg:x1="16.26cm" svg:y1="21.299cm" svg:x2="17.024cm" svg:y2="23.607cm" draw:start-shape="id22" draw:start-glue-point="1" draw:end-shape="id27" draw:end-glue-point="4" svg:d="m16260 21299c510 0 764 769 764 2308">
          <text:p/>
        </draw:connector>
        <draw:connector draw:style-name="gr27" draw:text-style-name="P1" draw:layer="layout" draw:type="curve" svg:x1="12.628cm" svg:y1="14.599cm" svg:x2="12.841cm" svg:y2="17.642cm" draw:start-shape="id20" draw:start-glue-point="5" draw:end-shape="id28" draw:end-glue-point="5" svg:d="m12628 14599c0 2283 213 762 213 3043">
          <text:p/>
        </draw:connector>
        <draw:connector draw:style-name="gr28" draw:text-style-name="P1" draw:layer="layout" draw:type="curve" svg:x1="15.717cm" svg:y1="20.12cm" svg:x2="15.716cm" svg:y2="20.817cm" draw:start-shape="id29" draw:start-glue-point="2" draw:end-shape="id22" draw:end-glue-point="4" svg:d="m15717 20120c0 522-1 174-1 697">
          <text:p/>
        </draw:connector>
        <draw:connector draw:style-name="gr30" draw:text-style-name="P1" draw:layer="layout" draw:type="curve" svg:x1="15.166cm" svg:y1="13.635cm" svg:x2="15.838cm" svg:y2="12.365cm" draw:start-shape="id20" draw:start-glue-point="6" draw:end-shape="id30" svg:d="m15166 13635c0-952 672-318 672-1270">
          <text:p/>
        </draw:connector>
        <draw:connector draw:style-name="gr26" draw:text-style-name="P3" draw:layer="layout" draw:type="curve" svg:x1="15.838cm" svg:y1="11.398cm" svg:x2="15.838cm" svg:y2="9.412cm" draw:start-shape="id30" draw:start-glue-point="0" draw:end-shape="id18" draw:end-glue-point="2" svg:d="m15838 11398v-1986">
          <text:p/>
        </draw:connector>
        <draw:connector draw:style-name="gr28" draw:text-style-name="P3" draw:layer="layout" draw:type="curve" svg:x1="13.076cm" svg:y1="23.607cm" svg:x2="15.117cm" svg:y2="21.783cm" draw:start-shape="id25" draw:start-glue-point="5" draw:end-shape="id22" draw:end-glue-point="2" svg:d="m13076 23607c0-1368 2041-456 2041-1824">
          <text:p/>
        </draw:connector>
        <draw:connector draw:style-name="gr32" draw:text-style-name="P1" draw:layer="layout" draw:type="curve" svg:x1="15.004cm" svg:y1="23.606cm" svg:x2="15.716cm" svg:y2="21.782cm" draw:start-shape="id31" draw:end-shape="id22" draw:end-glue-point="7" svg:d="m15004 23606c0-1366 712-455 712-1824">
          <text:p/>
        </draw:connector>
        <draw:connector draw:style-name="gr32" draw:text-style-name="P3" draw:layer="layout" draw:type="curve" draw:line-skew="0.331cm" svg:x1="17.543cm" svg:y1="24.573cm" svg:x2="3.792cm" svg:y2="24.573cm" draw:start-shape="id27" draw:start-glue-point="2" draw:end-shape="id12" draw:end-glue-point="2" svg:d="m17543 24573c0 1246-13751 1246-13751 0">
          <text:p/>
        </draw:connector>
        <draw:connector draw:style-name="gr32" draw:text-style-name="P1" draw:layer="layout" draw:type="curve" svg:x1="11.403cm" svg:y1="17.946cm" svg:x2="9.971cm" svg:y2="17.946cm" draw:start-shape="id28" draw:start-glue-point="3" draw:end-shape="id13" draw:end-glue-point="1" svg:d="m11403 17946h-1432">
          <text:p/>
        </draw:connector>
        <draw:connector draw:style-name="gr14" draw:text-style-name="P1" draw:layer="layout" draw:type="curve" svg:x1="11.252cm" svg:y1="12.733cm" svg:x2="10.201cm" svg:y2="12.733cm" draw:start-shape="id23" draw:end-shape="id8" svg:d="m11252 12733h-1051">
          <text:p/>
        </draw:connector>
        <draw:frame draw:style-name="gr33" draw:text-style-name="P4" draw:layer="layout" svg:width="3.359cm" svg:height="0.475cm" svg:x="5.912cm" svg:y="4.464cm">
          <draw:text-box>
            <text:p><text:span text:style-name="T2">Primary System</text:span></text:p>
          </draw:text-box>
        </draw:frame>
        <draw:frame draw:style-name="gr34" draw:text-style-name="P4" draw:layer="layout" svg:width="2.456cm" svg:height="0.475cm" svg:x="13.165cm" svg:y="4.464cm">
          <draw:text-box>
            <text:p><text:span text:style-name="T2">DR System</text:span></text:p>
          </draw:text-box>
        </draw:frame>
        <draw:frame draw:style-name="gr35" draw:text-style-name="P2" draw:id="id7" draw:layer="layout" svg:width="1.524cm" svg:height="1.069cm" svg:x="10.033cm" svg:y="8.694cm">
          <draw:text-box draw:corner-radius="0.254cm">
            <text:p><text:span text:style-name="T1">GDMA clients</text:span></text:p>
          </draw:text-box>
          <draw:glue-point draw:id="4" svg:x="-2.39cm" svg:y="-4.995cm"/>
          <draw:glue-point draw:id="5" svg:x="2.532cm" svg:y="-4.995cm"/>
          <draw:glue-point draw:id="6" svg:x="-5cm" svg:y="2.871cm"/>
          <draw:glue-point draw:id="7" svg:x="5cm" svg:y="2.806cm"/>
        </draw:frame>
        <draw:frame draw:style-name="gr36" draw:text-style-name="P2" draw:id="id16" draw:layer="layout" svg:width="2.467cm" svg:height="0.967cm" svg:x="5.114cm" svg:y="23.606cm">
          <draw:text-box draw:corner-radius="0.254cm">
            <text:p><text:span text:style-name="T1">cron jobs to be replicated</text:span></text:p>
          </draw:text-box>
        </draw:frame>
        <draw:frame draw:style-name="gr25" draw:text-style-name="P2" draw:id="id31" draw:layer="layout" svg:width="2.394cm" svg:height="0.967cm" svg:x="13.807cm" svg:y="23.606cm">
          <draw:text-box draw:corner-radius="0.254cm">
            <text:p><text:span text:style-name="T1">cron jobs to be replicated</text:span></text:p>
          </draw:text-box>
        </draw:frame>
        <draw:connector draw:style-name="gr13" draw:text-style-name="P3" draw:layer="layout" draw:type="curve" svg:x1="6.73cm" svg:y1="12.055cm" svg:x2="15.495cm" svg:y2="9.411cm" draw:start-shape="id15" draw:start-glue-point="5" draw:end-shape="id18" draw:end-glue-point="13" svg:d="m6730 12055c5844 0 8765-881 8765-2644">
          <text:p/>
        </draw:connector>
        <draw:connector draw:style-name="gr13" draw:text-style-name="P1" draw:layer="layout" draw:type="curve" svg:x1="6.73cm" svg:y1="11.676cm" svg:x2="13.008cm" svg:y2="10.862cm" draw:start-shape="id15" draw:start-glue-point="4" draw:end-shape="id17" draw:end-glue-point="2" svg:d="m6730 11676c4186 0 6278-271 6278-814">
          <text:p/>
        </draw:connector>
        <draw:connector draw:style-name="gr10" draw:text-style-name="P3" draw:layer="layout" draw:type="curve" svg:x1="5.967cm" svg:y1="9.41cm" svg:x2="14.76cm" svg:y2="12.055cm" draw:start-shape="id2" draw:start-glue-point="14" draw:end-shape="id30" draw:end-glue-point="5" svg:d="m5967 9410c0 1764 2931 2645 8793 2645">
          <text:p/>
        </draw:connector>
        <draw:connector draw:style-name="gr10" draw:text-style-name="P1" draw:layer="layout" draw:type="curve" svg:x1="8.582cm" svg:y1="10.862cm" svg:x2="14.76cm" svg:y2="11.676cm" draw:start-shape="id1" draw:start-glue-point="2" draw:end-shape="id30" draw:end-glue-point="4" svg:d="m8582 10862c0 543 2059 814 6178 814">
          <text:p/>
        </draw:connector>
        <draw:g draw:id="id32">
          <draw:custom-shape draw:style-name="gr37" draw:text-style-name="P1" draw:layer="layout" svg:width="0.931cm" svg:height="0.542cm" svg:x="8.668cm" svg:y="5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7" draw:text-style-name="P1" draw:layer="layout" svg:width="1.016cm" svg:height="0.424cm" svg:x="8.625cm" svg:y="5.538cm">
            <text:p/>
  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  </draw:custom-shape>
          <draw:ellipse draw:style-name="gr38" draw:text-style-name="P1" draw:layer="layout" svg:width="0.592cm" svg:height="0.338cm" svg:x="8.837cm" svg:y="5.581cm">
            <text:p/>
          </draw:ellipse>
        </draw:g>
        <draw:g draw:id="id33">
          <draw:custom-shape draw:style-name="gr37" draw:text-style-name="P1" draw:layer="layout" svg:width="0.931cm" svg:height="0.542cm" svg:x="12.068cm" svg:y="5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7" draw:text-style-name="P1" draw:layer="layout" svg:width="1.016cm" svg:height="0.424cm" svg:x="12.025cm" svg:y="5.538cm">
            <text:p/>
  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  </draw:custom-shape>
          <draw:ellipse draw:style-name="gr38" draw:text-style-name="P1" draw:layer="layout" svg:width="0.592cm" svg:height="0.338cm" svg:x="12.237cm" svg:y="5.581cm">
            <text:p/>
          </draw:ellipse>
        </draw:g>
        <draw:g draw:id="id35">
          <draw:glue-point draw:id="4" svg:x="0.468cm" svg:y="1.249cm" draw:escape-direction="down"/>
          <draw:glue-point draw:id="5" svg:x="-4.359cm" svg:y="1.249cm" draw:escape-direction="down"/>
          <draw:glue-point draw:id="6" svg:x="3.688cm" svg:y="1.249cm" draw:escape-direction="down"/>
          <draw:custom-shape draw:style-name="gr39" draw:text-style-name="P1" draw:layer="layout" svg:width="0.435cm" svg:height="0.432cm" svg:x="15.824cm" svg:y="5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783cm" svg:height="1.473cm" svg:x="15.65cm" svg:y="5.619cm">
            <text:p/>
            <draw:enhanced-geometry draw:glue-point-type="segments" draw:type="mso-spt100" draw:modifiers="-0.166352966030506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1" draw:text-style-name="P1" draw:layer="layout" svg:width="0.783cm" svg:height="1.473cm" svg:x="15.65cm" svg:y="5.619cm">
            <text:p/>
            <draw:enhanced-geometry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1" draw:text-style-name="P1" draw:layer="layout" svg:width="0.783cm" svg:height="1.471cm" svg:x="15.633cm" svg:y="5.621cm">
            <text:p/>
            <draw:enhanced-geometry draw:mirror-horizontal="true"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onnector draw:style-name="gr16" draw:text-style-name="P1" draw:layer="layout" draw:type="curve" svg:x1="9.641cm" svg:y1="5.581cm" svg:x2="12.025cm" svg:y2="5.581cm" draw:start-shape="id32" draw:start-glue-point="1" draw:end-shape="id33" svg:d="m9641 5581h2384">
          <text:p/>
        </draw:connector>
        <draw:connector draw:style-name="gr16" draw:text-style-name="P1" draw:layer="layout" draw:type="curve" svg:x1="6.048cm" svg:y1="6.132cm" svg:x2="8.625cm" svg:y2="5.581cm" draw:start-shape="id34" draw:start-glue-point="1" draw:end-shape="id32" draw:end-glue-point="3" svg:d="m6048 6132c1959 0 671-551 2577-551">
          <text:p/>
        </draw:connector>
        <draw:connector draw:style-name="gr16" draw:text-style-name="P1" draw:layer="layout" draw:type="curve" svg:x1="13.041cm" svg:y1="5.581cm" svg:x2="15.634cm" svg:y2="6.139cm" draw:start-shape="id33" draw:start-glue-point="1" draw:end-shape="id35" svg:d="m13041 5581c1920 0 624 558 2593 558">
          <text:p/>
        </draw:connector>
        <draw:connector draw:style-name="gr11" draw:text-style-name="P1" draw:layer="layout" draw:type="curve" svg:x1="15.675cm" svg:y1="13.834cm" svg:x2="17.044cm" svg:y2="9.104cm" draw:start-shape="id20" draw:start-glue-point="7" draw:end-shape="id18" draw:end-glue-point="6" svg:d="m15675 13834c2806 0 2122-4730 1369-4730">
          <text:p/>
        </draw:connector>
        <draw:connector draw:style-name="gr11" draw:text-style-name="P1" draw:layer="layout" draw:type="curve" svg:x1="5.353cm" svg:y1="6.375cm" svg:x2="4.962cm" svg:y2="8.446cm" draw:start-shape="id34" draw:start-glue-point="5" draw:end-shape="id2" draw:end-glue-point="5" svg:d="m5353 6375c0 1570-391 535-391 2071">
          <text:p/>
        </draw:connector>
        <draw:connector draw:style-name="gr11" draw:text-style-name="P1" draw:layer="layout" draw:type="curve" svg:x1="5.668cm" svg:y1="13.834cm" svg:x2="4.445cm" svg:y2="9.104cm" draw:start-shape="id4" draw:start-glue-point="8" draw:end-shape="id2" draw:end-glue-point="8" svg:d="m5668 13834c-2586 0-1974-4730-1223-4730">
          <text:p/>
        </draw:connector>
        <draw:connector draw:style-name="gr16" draw:text-style-name="P1" draw:layer="layout" draw:type="curve" svg:x1="16.07cm" svg:y1="6.376cm" svg:x2="16.155cm" svg:y2="8.446cm" draw:start-shape="id35" draw:start-glue-point="4" draw:end-shape="id18" draw:end-glue-point="12" svg:d="m16070 6376c0 1575 85 540 85 2070">
          <text:p/>
        </draw:connector>
        <draw:connector draw:style-name="gr11" draw:text-style-name="P1" draw:layer="layout" draw:type="curve" svg:x1="16.433cm" svg:y1="6.139cm" svg:x2="18.3cm" svg:y2="7.645cm" draw:start-shape="id35" draw:start-glue-point="1" draw:end-shape="id19" draw:end-glue-point="0" svg:d="m16433 6139c1245 0 1867 502 1867 1506">
          <text:p/>
        </draw:connector>
        <draw:connector draw:style-name="gr11" draw:text-style-name="P1" draw:layer="layout" draw:type="curve" svg:x1="5.249cm" svg:y1="6.132cm" svg:x2="3.211cm" svg:y2="7.645cm" draw:start-shape="id34" draw:start-glue-point="3" draw:end-shape="id3" draw:end-glue-point="0" svg:d="m5249 6132c-1359 0-2038 504-2038 1513">
          <text:p/>
        </draw:connector>
        <draw:frame draw:style-name="gr7" draw:text-style-name="P2" draw:id="id36" draw:layer="layout" svg:width="1.524cm" svg:height="0.967cm" svg:x="8.891cm" svg:y="15.712cm">
          <draw:text-box draw:corner-radius="0.254cm">
            <text:p><text:span text:style-name="T1">db rep config</text:span></text:p>
          </draw:text-box>
          <draw:glue-point draw:id="4" svg:x="-1.564cm" svg:y="-4.988cm"/>
          <draw:glue-point draw:id="5" svg:x="-0.014cm" svg:y="1.043cm"/>
        </draw:frame>
        <draw:frame draw:style-name="gr22" draw:text-style-name="P2" draw:id="id37" draw:layer="layout" svg:width="1.524cm" svg:height="0.967cm" svg:x="11.022cm" svg:y="15.712cm">
          <draw:text-box draw:corner-radius="0.254cm">
            <text:p><text:span text:style-name="T1">db rep config</text:span></text:p>
          </draw:text-box>
          <draw:glue-point draw:id="4" svg:x="1.427cm" svg:y="-4.988cm"/>
        </draw:frame>
        <draw:connector draw:style-name="gr31" draw:text-style-name="P3" draw:layer="layout" draw:type="curve" svg:x1="9.504cm" svg:y1="17.642cm" svg:x2="9.653cm" svg:y2="16.679cm" draw:start-shape="id13" draw:start-glue-point="7" draw:end-shape="id36" draw:end-glue-point="2" svg:d="m9504 17642c0-723 149-242 149-963">
          <text:p/>
        </draw:connector>
        <draw:connector draw:style-name="gr31" draw:text-style-name="P3" draw:layer="layout" draw:type="curve" svg:x1="11.939cm" svg:y1="17.642cm" svg:x2="11.784cm" svg:y2="16.679cm" draw:start-shape="id28" draw:start-glue-point="4" draw:end-shape="id37" draw:end-glue-point="2" svg:d="m11939 17642c0-723-155-242-155-963">
          <text:p/>
        </draw:connector>
        <draw:frame draw:style-name="gr5" draw:text-style-name="P2" draw:id="id40" draw:layer="layout" svg:width="1.288cm" svg:height="0.967cm" svg:x="2.962cm" svg:y="18.266cm">
          <draw:text-box draw:corner-radius="0.254cm">
            <text:p><text:span text:style-name="T1">other apps</text:span></text:p>
          </draw:text-box>
        </draw:frame>
        <draw:frame draw:style-name="gr3" draw:text-style-name="P2" draw:id="id41" draw:layer="layout" svg:width="2.044cm" svg:height="0.967cm" svg:x="2.584cm" svg:y="16.634cm">
          <draw:text-box draw:corner-radius="0.254cm">
            <text:p><text:span text:style-name="T1">replication state</text:span></text:p>
          </draw:text-box>
        </draw:frame>
        <draw:frame draw:style-name="gr19" draw:text-style-name="P2" draw:id="id38" draw:layer="layout" svg:width="1.288cm" svg:height="0.967cm" svg:x="17.162cm" svg:y="18.266cm">
          <draw:text-box draw:corner-radius="0.254cm">
            <text:p><text:span text:style-name="T1">other apps</text:span></text:p>
          </draw:text-box>
        </draw:frame>
        <draw:frame draw:style-name="gr17" draw:text-style-name="P2" draw:id="id39" draw:layer="layout" svg:width="2.044cm" svg:height="0.967cm" svg:x="16.778cm" svg:y="16.634cm">
          <draw:text-box draw:corner-radius="0.254cm">
            <text:p><text:span text:style-name="T1">replication state</text:span></text:p>
          </draw:text-box>
        </draw:frame>
        <draw:connector draw:style-name="gr15" draw:text-style-name="P1" draw:layer="layout" draw:type="curve" svg:x1="17.806cm" svg:y1="18.266cm" svg:x2="17.8cm" svg:y2="17.601cm" draw:start-shape="id38" draw:start-glue-point="0" draw:end-shape="id39" draw:end-glue-point="2" svg:d="m17806 18266c0-498-6-166-6-665">
          <text:p/>
        </draw:connector>
        <draw:connector draw:style-name="gr15" draw:text-style-name="P1" draw:layer="layout" draw:type="curve" svg:x1="3.606cm" svg:y1="18.266cm" svg:x2="3.606cm" svg:y2="17.601cm" draw:start-shape="id40" draw:end-shape="id41" draw:end-glue-point="2" svg:d="m3606 18266v-665">
          <text:p/>
        </draw:connector>
        <draw:connector draw:style-name="gr12" draw:text-style-name="P1" draw:layer="layout" draw:type="curve" svg:x1="6.959cm" svg:y1="14.6cm" svg:x2="4.628cm" svg:y2="17.117cm" draw:start-shape="id4" draw:start-glue-point="14" draw:end-shape="id41" draw:end-glue-point="1" svg:d="m6959 14600c0 1678-777 2517-2331 2517">
          <text:p/>
        </draw:connector>
        <draw:connector draw:style-name="gr15" draw:text-style-name="P1" draw:layer="layout" draw:type="curve" svg:x1="16.778cm" svg:y1="17.117cm" svg:x2="14.531cm" svg:y2="14.6cm" draw:start-shape="id39" draw:start-glue-point="3" draw:end-shape="id20" draw:end-glue-point="12" svg:d="m16778 17117c-1498 0-2247-839-2247-2517">
          <text:p/>
        </draw:connector>
        <draw:frame draw:style-name="gr22" draw:text-style-name="P2" draw:id="id43" draw:layer="layout" svg:width="3.048cm" svg:height="0.967cm" svg:x="11.179cm" svg:y="19.153cm">
          <draw:text-box draw:corner-radius="0.254cm">
            <text:p><text:span text:style-name="T1">pending / backup config repository</text:span></text:p>
          </draw:text-box>
          <draw:glue-point draw:id="4" svg:x="-2.446cm" svg:y="5.003cm"/>
          <draw:glue-point draw:id="5" svg:x="-2.446cm" svg:y="-4.994cm"/>
          <draw:glue-point draw:id="6" svg:x="2.376cm" svg:y="5.005cm"/>
        </draw:frame>
        <draw:frame draw:style-name="gr7" draw:text-style-name="P2" draw:id="id42" draw:layer="layout" svg:width="3.048cm" svg:height="0.967cm" svg:x="7.223cm" svg:y="19.153cm">
          <draw:text-box draw:corner-radius="0.254cm">
            <text:p><text:span text:style-name="T1">pending / backup config repository</text:span></text:p>
          </draw:text-box>
          <draw:glue-point draw:id="4" svg:x="2.468cm" svg:y="5.003cm"/>
          <draw:glue-point draw:id="5" svg:x="2.454cm" svg:y="-4.994cm"/>
          <draw:glue-point draw:id="6" svg:x="-2.5cm" svg:y="5.005cm"/>
        </draw:frame>
        <draw:connector draw:style-name="gr16" draw:text-style-name="P3" draw:layer="layout" draw:type="curve" svg:x1="7.985cm" svg:y1="20.119cm" svg:x2="7.389cm" svg:y2="21.299cm" draw:start-shape="id42" draw:start-glue-point="6" draw:end-shape="id6" draw:end-glue-point="1" svg:d="m7985 20119c0 787-198 1180-596 1180">
          <text:p/>
        </draw:connector>
        <draw:connector draw:style-name="gr12" draw:text-style-name="P3" draw:layer="layout" draw:type="curve" svg:x1="11.958cm" svg:y1="20.119cm" svg:x2="11.998cm" svg:y2="21.816cm" draw:start-shape="id43" draw:start-glue-point="4" draw:end-shape="id26" draw:end-glue-point="0" svg:d="m11958 20119c0 1273 40 425 40 1697">
          <text:p/>
        </draw:connector>
        <draw:connector draw:style-name="gr16" draw:text-style-name="P3" draw:layer="layout" draw:type="curve" svg:x1="13.974cm" svg:y1="21.299cm" svg:x2="13.427cm" svg:y2="20.119cm" draw:start-shape="id22" draw:start-glue-point="3" draw:end-shape="id43" draw:end-glue-point="6" svg:d="m13974 21299c-365 0-547-393-547-1180">
          <text:p/>
        </draw:connector>
        <draw:connector draw:style-name="gr15" draw:text-style-name="P3" draw:layer="layout" draw:type="curve" svg:x1="9.455cm" svg:y1="21.816cm" svg:x2="9.499cm" svg:y2="20.119cm" draw:start-shape="id11" draw:start-glue-point="0" draw:end-shape="id42" draw:end-glue-point="4" svg:d="m9455 21816c0-1272 44-424 44-1697">
          <text:p/>
        </draw:connector>
        <draw:connector draw:style-name="gr14" draw:text-style-name="P1" draw:layer="layout" draw:type="curve" svg:x1="11.507cm" svg:y1="13.525cm" svg:x2="9.982cm" svg:y2="13.516cm" svg:d="m11507 13525c-1143 0-381-9-1525-9">
          <text:p/>
        </draw:connector>
        <draw:connector draw:style-name="gr11" draw:text-style-name="P1" draw:layer="layout" draw:type="curve" svg:x1="11.504cm" svg:y1="14.278cm" svg:x2="9.982cm" svg:y2="14.28cm" svg:d="m11504 14278c-1141 0-381 2-1522 2">
          <text:p/>
        </draw:connector>
        <draw:connector draw:style-name="gr16" draw:text-style-name="P1" draw:layer="layout" draw:type="curve" svg:x1="9.906cm" svg:y1="15.04cm" svg:x2="11.496cm" svg:y2="15.042cm" svg:d="m9906 15040c1192 0 398 2 1590 2">
          <text:p/>
        </draw:connector>
        <draw:connector draw:style-name="gr16" draw:text-style-name="P1" draw:layer="layout" draw:type="curve" svg:x1="5.61cm" svg:y1="6.376cm" svg:x2="5.462cm" svg:y2="8.447cm" draw:start-shape="id34" draw:start-glue-point="4" draw:end-shape="id2" draw:end-glue-point="13" svg:d="m5610 6376c0 1569-148 534-148 2071">
          <text:p/>
        </draw:connector>
        <draw:connector draw:style-name="gr11" draw:text-style-name="P1" draw:layer="layout" draw:type="curve" svg:x1="16.327cm" svg:y1="6.376cm" svg:x2="16.606cm" svg:y2="8.446cm" draw:start-shape="id35" draw:start-glue-point="6" draw:end-shape="id18" draw:end-glue-point="5" svg:d="m16327 6376c0 1575 279 540 279 2070">
          <text:p/>
        </draw:connector>
        <draw:connector draw:style-name="gr11" draw:text-style-name="P1" draw:layer="layout" draw:type="curve" draw:line-skew="-1.076cm" svg:x1="7.508cm" svg:y1="14.601cm" svg:x2="3.792cm" svg:y2="23.606cm" draw:start-shape="id4" draw:start-glue-point="2" draw:end-shape="id12" svg:d="m7508 14601c0 5140-3716 638-3716 9005">
          <text:p/>
        </draw:connector>
        <draw:connector draw:style-name="gr27" draw:text-style-name="P1" draw:layer="layout" draw:type="curve" draw:line-skew="-1.189cm" svg:x1="13.85cm" svg:y1="14.601cm" svg:x2="17.543cm" svg:y2="23.606cm" draw:start-shape="id20" draw:start-glue-point="2" draw:end-shape="id27" svg:d="m13850 14601c0 4971 3693 469 3693 9005">
          <text:p/>
        </draw:connector>
        <draw:connector draw:style-name="gr42" draw:text-style-name="P1" draw:layer="layout" draw:type="curve" svg:x1="6.858cm" svg:y1="8.928cm" svg:x2="10.033cm" svg:y2="9.228cm" draw:start-shape="id2" draw:start-glue-point="1" draw:end-shape="id7" draw:end-glue-point="3" svg:d="m6858 8928c2382 0 795 300 3175 300">
          <text:p/>
        </draw:connector>
        <draw:connector draw:style-name="gr43" draw:text-style-name="P1" draw:layer="layout" draw:type="curve" svg:x1="14.632cm" svg:y1="8.928cm" svg:x2="11.557cm" svg:y2="9.228cm" draw:start-shape="id18" draw:start-glue-point="3" draw:end-shape="id7" draw:end-glue-point="1" svg:d="m14632 8928c-2305 0-768 300-3075 300">
          <text:p/>
        </draw:connector>
        <draw:g draw:id="id34">
          <draw:glue-point draw:id="4" svg:x="-0.481cm" svg:y="1.286cm" draw:escape-direction="down"/>
          <draw:glue-point draw:id="5" svg:x="-3.7cm" svg:y="1.28cm" draw:escape-direction="down"/>
          <draw:glue-point draw:id="6" svg:x="3.384cm" svg:y="1.28cm" draw:escape-direction="down"/>
          <draw:custom-shape draw:style-name="gr39" draw:text-style-name="P1" draw:layer="layout" svg:width="0.435cm" svg:height="0.432cm" svg:x="5.422cm" svg:y="5.1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783cm" svg:height="1.473cm" svg:x="5.248cm" svg:y="5.612cm">
            <text:p/>
            <draw:enhanced-geometry draw:mirror-horizontal="true" draw:mirror-vertical="false" draw:glue-point-type="segments" draw:type="mso-spt100" draw:modifiers="-0.166352966030506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1" draw:text-style-name="P1" draw:layer="layout" svg:width="0.783cm" svg:height="1.473cm" svg:x="5.248cm" svg:y="5.612cm">
            <text:p/>
            <draw:enhanced-geometry draw:mirror-horizontal="true" draw:mirror-vertical="false"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1" draw:text-style-name="P1" draw:layer="layout" svg:width="0.783cm" svg:height="1.471cm" svg:x="5.265cm" svg:y="5.614cm">
            <text:p/>
            <draw:enhanced-geometry draw:mirror-horizontal="false" draw:mirror-vertical="false"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onnector draw:style-name="gr13" draw:text-style-name="P1" draw:layer="layout" draw:type="curve" svg:x1="5.918cm" svg:y1="6.375cm" svg:x2="5.968cm" svg:y2="8.447cm" draw:start-shape="id34" draw:start-glue-point="6" draw:end-shape="id2" draw:end-glue-point="12" svg:d="m5918 6375c0 1570 50 535 50 2072">
          <text:p/>
        </draw:connector>
        <draw:connector draw:style-name="gr13" draw:text-style-name="P1" draw:layer="layout" draw:type="curve" svg:x1="15.685cm" svg:y1="6.376cm" svg:x2="15.649cm" svg:y2="8.446cm" draw:start-shape="id35" draw:start-glue-point="5" draw:end-shape="id18" draw:end-glue-point="11" svg:d="m15685 6376c0 1575-36 540-36 2070">
          <text:p/>
        </draw:connector>
        <draw:connector draw:style-name="gr16" draw:text-style-name="P3" draw:layer="layout" draw:type="curve" svg:x1="9.493cm" svg:y1="18.251cm" svg:x2="9.494cm" svg:y2="19.154cm" draw:start-shape="id13" draw:start-glue-point="8" draw:end-shape="id42" draw:end-glue-point="5" svg:d="m9493 18251c0 678 1 227 1 903">
          <text:p/>
        </draw:connector>
        <draw:connector draw:style-name="gr16" draw:text-style-name="P3" draw:layer="layout" draw:type="curve" svg:x1="11.958cm" svg:y1="19.154cm" svg:x2="11.959cm" svg:y2="18.249cm" draw:start-shape="id43" draw:start-glue-point="5" draw:end-shape="id28" draw:end-glue-point="6" svg:d="m11958 19154c0-676 1-224 1-905">
          <text:p/>
        </draw:connector>
        <draw:frame draw:style-name="gr35" draw:text-style-name="P2" draw:id="id45" draw:layer="layout" svg:width="3.048cm" svg:height="1.069cm" svg:x="9.271cm" svg:y="6.295cm">
          <draw:text-box draw:corner-radius="0.254cm">
            <text:p><text:span text:style-name="T1">syslog message generators</text:span></text:p>
          </draw:text-box>
          <draw:glue-point draw:id="4" svg:x="-2.39cm" svg:y="-4.995cm"/>
          <draw:glue-point draw:id="5" svg:x="2.532cm" svg:y="-4.995cm"/>
          <draw:glue-point draw:id="6" svg:x="-5cm" svg:y="2.871cm"/>
          <draw:glue-point draw:id="7" svg:x="5cm" svg:y="2.806cm"/>
        </draw:frame>
        <draw:frame draw:style-name="gr35" draw:text-style-name="P2" draw:id="id44" draw:layer="layout" svg:width="2.286cm" svg:height="1.069cm" svg:x="9.652cm" svg:y="7.496cm">
          <draw:text-box draw:corner-radius="0.254cm">
            <text:p><text:span text:style-name="T1">SNMP trap generators</text:span></text:p>
          </draw:text-box>
          <draw:glue-point draw:id="4" svg:x="-2.39cm" svg:y="-4.995cm"/>
          <draw:glue-point draw:id="5" svg:x="2.532cm" svg:y="-4.995cm"/>
          <draw:glue-point draw:id="6" svg:x="-5cm" svg:y="2.871cm"/>
          <draw:glue-point draw:id="7" svg:x="5cm" svg:y="2.806cm"/>
        </draw:frame>
        <draw:connector draw:style-name="gr12" draw:text-style-name="P1" draw:layer="layout" draw:type="curve" svg:x1="9.652cm" svg:y1="8.03cm" svg:x2="6.857cm" svg:y2="8.725cm" draw:start-shape="id44" draw:start-glue-point="3" draw:end-shape="id2" draw:end-glue-point="9" svg:d="m9652 8030c-2095 0-698 695-2795 695">
          <text:p/>
        </draw:connector>
        <draw:connector draw:style-name="gr12" draw:text-style-name="P1" draw:layer="layout" draw:type="curve" svg:x1="11.938cm" svg:y1="8.03cm" svg:x2="14.632cm" svg:y2="8.725cm" draw:start-shape="id44" draw:start-glue-point="1" draw:end-shape="id18" draw:end-glue-point="8" svg:d="m11938 8030c2020 0 674 695 2694 695">
          <text:p/>
        </draw:connector>
        <draw:connector draw:style-name="gr12" draw:text-style-name="P1" draw:layer="layout" draw:type="curve" svg:x1="12.319cm" svg:y1="6.829cm" svg:x2="15.141cm" svg:y2="8.446cm" draw:start-shape="id45" draw:start-glue-point="1" draw:end-shape="id18" draw:end-glue-point="10" svg:d="m12319 6829c1882 0 2822 539 2822 1617">
          <text:p/>
        </draw:connector>
        <draw:connector draw:style-name="gr12" draw:text-style-name="P1" draw:layer="layout" draw:type="curve" svg:x1="9.271cm" svg:y1="6.829cm" svg:x2="6.349cm" svg:y2="8.446cm" draw:start-shape="id45" draw:start-glue-point="3" draw:end-shape="id2" draw:end-glue-point="11" svg:d="m9271 6829c-1948 0-2922 539-2922 16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otted" draw:display-name="Ultrafine dotted" draw:style="rect" draw:dots1="1" draw:dots2="1" draw:distance="65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5%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305cm" draw:shadow-offset-y="0.305cm" draw:shadow-color="#808080" draw:shadow-opacity="9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Arial" style:font-style-name-complex="Regular" style:font-family-generic-complex="swiss" style:font-pitch-complex="variable" style:font-size-complex="9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86cm" fo:margin-bottom="2.032cm" fo:margin-left="2.54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10T15:20:43</meta:creation-date>
    <dc:date>2010-07-04T19:23:19</dc:date>
    <meta:editing-duration>PT23H01M35S</meta:editing-duration>
    <meta:editing-cycles>103</meta:editing-cycles>
    <meta:generator>OpenOffice.org/3.2$Solaris_x86 OpenOffice.org_project/320m18$Build-9502</meta:generator>
    <meta:print-date>2010-02-10T17:43:28</meta:print-date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